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solid" draw:fill-color="#c9c6ff" draw:auto-grow-height="false" fo:min-height="0.649cm"/>
    </style:style>
    <style:style style:name="gr3" style:family="graphic" style:parent-style-name="standard">
      <style:graphic-properties draw:stroke="none" svg:stroke-color="#000000" draw:fill="solid" draw:fill-color="#ebebff" draw:auto-grow-height="false" fo:min-height="0.6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6.7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6.787cm"/>
    </style:style>
    <style:style style:name="gr6" style:family="graphic" style:parent-style-name="standard">
      <style:graphic-properties draw:stroke="solid" draw:stroke-dash="Ultrafine_20_Dashed" svg:stroke-width="0.025cm" svg:stroke-color="#000000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8" style:family="graphic" style:parent-style-name="standard">
      <style:graphic-properties draw:stroke="none" svg:stroke-color="#ebebff" draw:fill="solid" draw:fill-color="#ebebff" draw:auto-grow-height="false" fo:min-height="6.362cm"/>
    </style:style>
    <style:style style:name="gr9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1" style:family="graphic" style:parent-style-name="standard">
      <style:graphic-properties svg:stroke-width="0.025cm" svg:stroke-color="#9b9bff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cm" svg:stroke-color="#333333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4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5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6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7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8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9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1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2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P1" style:family="paragraph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family="'Tw Cen MT'" style:font-pitch="variable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P7" style:family="paragraph">
      <style:text-properties fo:color="#396986" fo:font-size="17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URW Palladio L'" style:font-pitch="variable" fo:font-weight="bold" style:font-weight-asian="bold" style:font-weight-complex="bold"/>
    </style:style>
    <style:style style:name="T4" style:family="text">
      <style:text-properties fo:font-family="'URW Palladio L'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URW Palladio L'" style:font-pitch="variable" fo:font-size="4pt" fo:font-weight="bold" style:font-size-asian="4pt" style:font-weight-asian="bold" style:font-size-complex="4pt" style:font-weight-complex="bold"/>
    </style:style>
    <style:style style:name="T6" style:family="text">
      <style:text-properties fo:font-family="'URW Palladio L'" style:font-pitch="variable" fo:font-size="17pt" fo:font-weight="bold" style:font-size-asian="17pt" style:font-weight-asian="bold" style:font-size-complex="17pt" style:font-weight-complex="bold"/>
    </style:style>
    <style:style style:name="T7" style:family="text">
      <style:text-properties fo:font-family="'URW Palladio L'" style:font-pitch="variable" fo:font-size="2pt" fo:font-weight="bold" style:font-size-asian="2pt" style:font-weight-asian="bold" style:font-size-complex="2pt" style:font-weight-complex="bold"/>
    </style:style>
    <style:style style:name="T8" style:family="text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family="'URW Palladio L'" style:font-pitch="variable" fo:font-size="2pt" fo:font-weight="normal" style:font-size-asian="2pt" style:font-weight-asian="normal" style:font-size-complex="2pt" style:font-weight-complex="normal"/>
    </style:style>
    <style:style style:name="T10" style:family="text">
      <style:text-properties fo:font-family="'URW Palladio L'" style:font-pitch="variable" fo:font-size="11pt" style:font-size-asian="11pt" style:font-size-complex="11pt"/>
    </style:style>
    <style:style style:name="T11" style:family="text">
      <style:text-properties fo:font-family="'URW Palladio L'" style:font-pitch="variable" fo:font-size="4pt" fo:font-weight="normal" style:font-size-asian="4pt" style:font-weight-asian="normal" style:font-size-complex="4pt" style:font-weight-complex="normal"/>
    </style:style>
    <style:style style:name="T12" style:family="text">
      <style:text-properties fo:font-family="'URW Palladio L'" style:font-pitch="variable" fo:font-size="17pt" fo:font-weight="normal" style:font-size-asian="17pt" style:font-weight-asian="normal" style:font-size-complex="17pt" style:font-weight-complex="normal"/>
    </style:style>
    <style:style style:name="T13" style:family="text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4000" fo:font-family="'Tw Cen MT'" style:font-pitch="variable" fo:font-size="24pt" fo:text-shadow="none" style:font-size-asian="24pt" style:font-size-complex="24pt"/>
    </style:style>
    <style:style style:name="T15" style:family="text">
      <style:text-properties fo:color="#004000" fo:font-family="'Tw Cen MT'" style:font-pitch="variable" fo:font-size="24pt" style:font-size-asian="24pt" style:font-size-complex="24pt"/>
    </style:style>
    <style:style style:name="T16" style:family="text">
      <style:text-properties fo:color="#004000" fo:font-family="'Tw Cen MT'" style:font-pitch="variable" fo:font-size="11pt" style:font-size-asian="11pt" style:font-size-complex="11pt"/>
    </style:style>
    <style:style style:name="T17" style:family="text">
      <style:text-properties fo:color="#396986" fo:font-size="17pt" fo:text-shadow="none" fo:font-weight="bold" style:font-size-asian="18pt" style:font-weight-asian="bold" style:font-size-complex="18pt" style:font-weight-complex="bold"/>
    </style:style>
    <style:style style:name="T18" style:family="text">
      <style:text-properties fo:font-family="'URW Palladio L'" style:font-pitch="variabl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525cm" svg:height="1.297cm" svg:x="6.703cm" svg:y="4.36cm">
          <draw:text-box>
            <text:p><text:span text:style-name="T1">C Essentials Training</text:span></text:p>
          </draw:text-box>
        </draw:frame>
        <draw:frame draw:style-name="gr2" draw:text-style-name="P2" draw:layer="layout" svg:width="4.318cm" svg:height="14.305cm" svg:x="1.635cm" svg:y="8.62cm">
          <draw:text-box>
            <text:p><text:span text:style-name="T2">Overview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"/></text:p>
            <text:p><text:span text:style-name="T2">Duratio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2"/></text:p>
            <text:p><text:span text:style-name="T2"/></text:p>
            <text:p><text:span text:style-name="T2">Trainer</text:span></text:p>
            <text:p><text:span text:style-name="T6"/></text:p>
            <text:p><text:span text:style-name="T6"/></text:p>
            <text:p><text:span text:style-name="T2">Audience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"/></text:p>
            <text:p><text:span text:style-name="T2">Setup</text:span></text:p>
            <text:p><text:span text:style-name="T6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" draw:text-style-name="P2" draw:layer="layout" svg:width="13.818cm" svg:height="14.305cm" svg:x="5.895cm" svg:y="8.601cm">
          <draw:text-box>
            <text:p><text:span text:style-name="T8">Understanding structural programming</text:span></text:p>
            <text:p><text:span text:style-name="T8">Understanding advance pointer and arrays</text:span></text:p>
            <text:p><text:span text:style-name="T8">Practical labs with GNU gcc compiler, gdb debugger</text:span></text:p>
            <text:p/>
            <text:p/>
            <text:p><text:span text:style-name="T8">Three days – 24 <text:s/>hours (8hours a day, including breaks)</text:span></text:p>
            <text:p><text:span text:style-name="T8">50% of lecture, 50% of practical labs.</text:span></text:p>
            <text:p/>
            <text:p><text:span text:style-name="T8"/></text:p>
            <text:p><text:span text:style-name="T9"/></text:p>
            <text:p><text:span text:style-name="T9"/></text:p>
            <text:p><text:span text:style-name="T8"><text:a xlink:href="http://www.linkedin.com/in/pravinkumarsinha">http://www.linkedin.com/in/pravinkumarsinha</text:a></text:span></text:p>
            <text:p><text:span text:style-name="T10"/></text:p>
            <text:p><text:span text:style-name="T10"/></text:p>
            <text:p><text:span text:style-name="T10"/></text:p>
            <text:p><text:span text:style-name="T10">Professional Software developers</text:span></text:p>
            <text:p><text:span text:style-name="T10">People supporting embedded and medium scale products.</text:span></text:p>
            <text:p><text:span text:style-name="T8"/></text:p>
            <text:p><text:span text:style-name="T8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8">Linux machine with GNU gcc <text:s/>compiler installed.</text:span></text:p>
            <text:p><text:span text:style-name="T12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3" draw:layer="layout" svg:width="9.525cm" svg:height="1.27cm" svg:x="6.716cm" svg:y="5.326cm">
          <draw:text-box>
            <text:p><text:span text:style-name="T13"><text:s text:c="14"/></text:span><text:span text:style-name="T13">3-days session</text:span></text:p>
          </draw:text-box>
        </draw:frame>
        <draw:frame draw:style-name="gr4" draw:text-style-name="P4" draw:layer="layout" svg:width="3.658cm" svg:height="1.245cm" svg:x="16.682cm" svg:y="1.66cm">
          <draw:text-box>
            <text:p><text:span text:style-name="T14">Minh</text:span><text:span text:style-name="T15">, Inc.</text:span></text:p>
          </draw:text-box>
        </draw:fram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  <draw:line draw:style-name="gr6" draw:text-style-name="P5" draw:layer="layout" svg:x1="1.609cm" svg:y1="14.053cm" svg:x2="19.694cm" svg:y2="14.053cm">
          <text:p/>
        </draw:line>
        <draw:line draw:style-name="gr6" draw:text-style-name="P5" draw:layer="layout" svg:x1="1.61cm" svg:y1="20.153cm" svg:x2="19.695cm" svg:y2="20.153cm">
          <text:p/>
        </draw:line>
      </draw:page>
      <draw:page draw:name="page2" draw:style-name="dp1" draw:master-page-name="Default">
        <office:forms form:automatic-focus="false" form:apply-design-mode="false"/>
        <draw:frame draw:style-name="gr7" draw:text-style-name="P6" draw:layer="layout" svg:width="18.085cm" svg:height="1.067cm" svg:x="1.549cm" svg:y="1.66cm">
          <draw:text-box>
            <text:p><text:span text:style-name="T11"/></text:p>
            <text:p><text:span text:style-name="T2">Lecture</text:span></text:p>
          </draw:text-box>
        </draw:frame>
        <draw:frame draw:style-name="gr8" draw:text-style-name="P6" draw:layer="layout" svg:width="18.085cm" svg:height="3.277cm" svg:x="1.559cm" svg:y="2.627cm">
          <draw:text-box>
            <text:p><text:span text:style-name="T11"/></text:p>
            <text:p><text:span text:style-name="T8">Lecture session will be course content presentation through the trainer. </text:span></text:p>
            <text:p><text:span text:style-name="T8">Any source code example related to the topic will be demonstrated, it would</text:span></text:p>
            <text:p><text:span text:style-name="T8">include executing the binaries. </text:span></text:p>
            <text:p><text:span text:style-name="T8">Complete lecture material can be downloaded from</text:span></text:p>
            <text:p><text:span text:style-name="T8"><text:a xlink:href="http://www.minhinc.com/training/advance-c-slides.pdf">http://www.minhinc.com/training/advance-c-slides.pdf</text:a></text:span></text:p>
          </draw:text-box>
        </draw:frame>
        <draw:frame draw:style-name="gr1" draw:text-style-name="P7" draw:layer="layout" svg:width="6.985cm" svg:height="1.27cm" svg:x="1.561cm" svg:y="13.192cm">
          <draw:text-box>
            <text:p><text:span text:style-name="T17">Day 1 - Morning</text:span></text:p>
          </draw:text-box>
        </draw:frame>
        <draw:frame draw:style-name="gr7" draw:text-style-name="P2" draw:layer="layout" svg:width="18.085cm" svg:height="1.067cm" svg:x="1.559cm" svg:y="15.224cm">
          <draw:text-box>
            <text:p><text:span text:style-name="T5"/></text:p>
            <text:p><text:span text:style-name="T2">Lecture – Introduction <text:s text:c="57"/>Lecture – Data type, operator and expression</text:span></text:p>
          </draw:text-box>
        </draw:frame>
        <draw:frame draw:style-name="gr9" draw:text-style-name="P6" draw:layer="layout" svg:width="9.017cm" svg:height="7.569cm" svg:x="1.559cm" svg:y="16.291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<text:s/></text:span><text:span text:style-name="T8">Source File</text:span></text:p>
                  </text:list-item>
                  <text:list-item>
                    <text:p><text:span text:style-name="T8"><text:s/></text:span><text:span text:style-name="T8">Header File</text:span></text:p>
                  </text:list-item>
                  <text:list-item>
                    <text:p><text:span text:style-name="T8"><text:s/></text:span><text:span text:style-name="T8">Object File</text:span></text:p>
                  </text:list-item>
                  <text:list-item>
                    <text:p><text:span text:style-name="T8"><text:s/></text:span><text:span text:style-name="T8">Declaration and Definition</text:span></text:p>
                  </text:list-item>
                  <text:list-item>
                    <text:p><text:span text:style-name="T8"><text:s/></text:span><text:span text:style-name="T8">Preprocessing, Compiling, Linking, </text:span><text:span text:style-name="T8"><text:tab/></text:span><text:span text:style-name="T8">Loading and Running</text:span></text:p>
                  </text:list-item>
                  <text:list-item>
                    <text:p><text:span text:style-name="T8"><text:s/></text:span><text:span text:style-name="T8">Executable file format</text:span></text:p>
                  </text:list-item>
                  <text:list-item>
                    <text:p><text:span text:style-name="T8"><text:s/></text:span><text:span text:style-name="T8">Segments (.bss, .code, .data etc)</text:span></text:p>
                  </text:list-item>
                  <text:list-item>
                    <text:p><text:span text:style-name="T8"><text:s/></text:span><text:span text:style-name="T8">Creating static library</text:span></text:p>
                  </text:list-item>
                  <text:list-item>
                    <text:p><text:span text:style-name="T8"><text:s/></text:span><text:span text:style-name="T8">Creating dynamic library</text:span></text:p>
                  </text:list-item>
                  <text:list-item>
                    <text:p><text:span text:style-name="T8">Discussion on where c fits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9.017cm" svg:height="9.449cm" svg:x="10.627cm" svg:y="16.291cm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0"/></text:p>
                      </text:list-header>
                      <text:list-item>
                        <text:p><text:span text:style-name="T8">Data types and sizes</text:span></text:p>
                        <text:p><text:span text:style-name="T18">- Integer</text:span></text:p>
                        <text:p><text:span text:style-name="T18">- Floating point type</text:span></text:p>
                        <text:p><text:span text:style-name="T18">- Pointer</text:span></text:p>
                        <text:p><text:span text:style-name="T18">- Array</text:span></text:p>
                        <text:p><text:span text:style-name="T18">- Enum</text:span></text:p>
                      </text:list-item>
                      <text:list-item>
                        <text:p><text:span text:style-name="T8">Constant</text:span></text:p>
                      </text:list-item>
                      <text:list-item>
                        <text:p><text:span text:style-name="T8">Variable Declaration and Definition</text:span></text:p>
                      </text:list-item>
                      <text:list-item>
                        <text:p><text:span text:style-name="T8">Operator</text:span></text:p>
                        <text:p><text:span text:style-name="T8">- Assignment operator and expression</text:span></text:p>
                        <text:p><text:span text:style-name="T8">- Arithmetic operator</text:span></text:p>
                        <text:p><text:span text:style-name="T8">- Relational operator</text:span></text:p>
                        <text:p><text:span text:style-name="T8">- Conditional operator</text:span></text:p>
                      </text:list-item>
                      <text:list-item>
                        <text:p><text:span text:style-name="T8">Bitwise operator</text:span></text:p>
                      </text:list-item>
                      <text:list-item>
                        <text:p><text:span text:style-name="T8">Type conversion</text:span></text:p>
                      </text:list-item>
                      <text:list-item>
                        <text:p><text:span text:style-name="T8">Conditional expression</text:span></text:p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line draw:style-name="gr11" draw:text-style-name="P5" draw:layer="layout" svg:x1="1.645cm" svg:y1="9.107cm" svg:x2="19.425cm" svg:y2="9.107cm">
          <text:p/>
        </draw:line>
        <draw:frame draw:style-name="gr8" draw:text-style-name="P6" draw:layer="layout" svg:width="18.085cm" svg:height="4.496cm" svg:x="1.559cm" svg:y="7.934cm">
          <draw:text-box>
            <text:p><text:span text:style-name="T11"/></text:p>
            <text:p><text:span text:style-name="T8">Labs session would be completely hands on session where each example (with </text:span></text:p>
            <text:p><text:span text:style-name="T8">example data and execution instruction) would be provided to the students.. Students </text:span></text:p>
            <text:p><text:span text:style-name="T8">can verify their results with the results provided in the material. Complete labs </text:span></text:p>
            <text:p><text:span text:style-name="T8">content can be downloaded from</text:span></text:p>
            <text:p><text:span text:style-name="T8"><text:a xlink:href="http://www.minhinc.com/training/advance-c-labs.pdf">http://www.minhinc.com/training/advance-c-labs.pdf</text:a></text:span></text:p>
            <text:p><text:span text:style-name="T8">Labs results can be downloaded from</text:span></text:p>
            <text:p><text:span text:style-name="T8"><text:a xlink:href="http://www.minhinc.com/training/advance-c-lab-results.pdf">http://www.minhinc.com/training/advance-c-lab-results.pdf</text:a></text:span></text:p>
          </draw:text-box>
        </draw:frame>
        <draw:frame draw:style-name="gr7" draw:text-style-name="P6" draw:layer="layout" svg:width="18.085cm" svg:height="1.067cm" svg:x="1.55cm" svg:y="6.861cm">
          <draw:text-box>
            <text:p><text:span text:style-name="T11"/></text:p>
            <text:p><text:span text:style-name="T2">Labs</text:span></text:p>
          </draw:text-box>
        </draw:frame>
        <draw:line draw:style-name="gr12" draw:text-style-name="P5" draw:layer="measurelines" svg:x1="1.559cm" svg:y1="14.487cm" svg:x2="19.644cm" svg:y2="14.487cm">
          <text:p/>
        </draw:line>
        <draw:frame draw:style-name="gr5" draw:text-style-name="P4" draw:layer="layout" svg:width="8.245cm" svg:height="0.674cm" svg:x="11.806cm" svg:y="25.8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7" draw:text-style-name="P2" draw:layer="layout" svg:width="9.017cm" svg:height="1.065cm" svg:x="1.547cm" svg:y="1.66cm">
          <draw:text-box>
            <text:p><text:span text:style-name="T5"/></text:p>
            <text:p><text:span text:style-name="T2">Lecture – Array Pointers References</text:span></text:p>
          </draw:text-box>
        </draw:frame>
        <draw:frame draw:style-name="gr13" draw:text-style-name="P6" draw:layer="layout" svg:width="9.001cm" svg:height="6.322cm" svg:x="1.556cm" svg:y="2.729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Defining and initializing Array.</text:span></text:p>
                  </text:list-item>
                  <text:list-item>
                    <text:p><text:span text:style-name="T8">Defining and initializing Pointers.</text:span></text:p>
                  </text:list-item>
                  <text:list-item>
                    <text:p><text:span text:style-name="T8">Using pointers to access array elements.</text:span></text:p>
                  </text:list-item>
                  <text:list-item>
                    <text:p><text:span text:style-name="T8">Pointers and const qualifiers.</text:span></text:p>
                  </text:list-item>
                  <text:list-item>
                    <text:p><text:span text:style-name="T8">Dynamically allocated arrays.</text:span></text:p>
                  </text:list-item>
                  <text:list-item>
                    <text:p><text:span text:style-name="T8">References.</text:span></text:p>
                  </text:list-item>
                  <text:list-item>
                    <text:p><text:span text:style-name="T8">Independent references and restrictions.</text:span></text:p>
                  </text:list-item>
                  <text:list-item>
                    <text:p><text:span text:style-name="T8">Multidimensional array argument to function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985cm" svg:height="1.27cm" svg:x="1.483cm" svg:y="10.957cm">
          <draw:text-box>
            <text:p><text:span text:style-name="T17">Day 1 - Afternoon</text:span></text:p>
          </draw:text-box>
        </draw:frame>
        <draw:frame draw:style-name="gr7" draw:text-style-name="P2" draw:layer="layout" svg:width="8.989cm" svg:height="1.068cm" svg:x="1.557cm" svg:y="12.969cm">
          <draw:text-box>
            <text:p><text:span text:style-name="T5"/></text:p>
            <text:p><text:span text:style-name="T2"><text:s/></text:span><text:span text:style-name="T2">Lab -</text:span></text:p>
          </draw:text-box>
        </draw:frame>
        <draw:frame draw:style-name="gr14" draw:text-style-name="P6" draw:layer="layout" svg:width="8.987cm" svg:height="5.314cm" svg:x="1.529cm" svg:y="14.03cm">
          <draw:text-box>
            <text:list text:style-name="L3">
              <text:list-header>
                <text:p><text:span text:style-name="T8"/></text:p>
                <text:list>
                  <text:list-item>
                    <text:p><text:span text:style-name="T8">Write a function to all value in multi dimensional array passes a argument.</text:span></text:p>
                  </text:list-item>
                  <text:list-item>
                    <text:p><text:span text:style-name="T8">Modify function argument to accept pointer to array.</text:span></text:p>
                  </text:list-item>
                  <text:list-item>
                    <text:p><text:span text:style-name="T8">Implement a function to accept pointer to int and check were boundary overflow is not checked by the compiler.</text:span></text:p>
                  </text:list-item>
                </text:list>
              </text:list-header>
            </text:list>
          </draw:text-box>
        </draw:frame>
        <draw:line draw:style-name="gr12" draw:text-style-name="P5" draw:layer="measurelines" svg:x1="1.558cm" svg:y1="12.229cm" svg:x2="19.643cm" svg:y2="12.229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2" draw:layer="layout" svg:width="18.085cm" svg:height="1.092cm" svg:x="1.57cm" svg:y="16.344cm">
          <draw:text-box>
            <text:p><text:span text:style-name="T5"/></text:p>
            <text:p><text:span text:style-name="T2">Lecture – Complex Data Types <text:s text:c="37"/>Lab</text:span></text:p>
          </draw:text-box>
        </draw:frame>
        <draw:frame draw:style-name="gr15" draw:text-style-name="P6" draw:layer="layout" svg:width="9.017cm" svg:height="7.036cm" svg:x="1.559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Statement and Block</text:span></text:p>
                  </text:list-item>
                  <text:list-item>
                    <text:p><text:span text:style-name="T8">Statements</text:span></text:p>
                    <text:p><text:span text:style-name="T8">- If</text:span></text:p>
                    <text:p><text:span text:style-name="T8">- Switch</text:span></text:p>
                    <text:p><text:span text:style-name="T8">- While</text:span></text:p>
                    <text:p><text:span text:style-name="T8">- For</text:span></text:p>
                    <text:p><text:span text:style-name="T8">- do while</text:span></text:p>
                  </text:list-item>
                  <text:list-item>
                    <text:p><text:span text:style-name="T8">Break and Continue</text:span></text:p>
                  </text:list-item>
                  <text:list-item>
                    <text:p><text:span text:style-name="T8">Goto and Labels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6" draw:text-style-name="P6" draw:layer="layout" svg:width="9.017cm" svg:height="7.036cm" svg:x="10.627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Scope rule</text:span></text:p>
                  </text:list-item>
                  <text:list-item>
                    <text:p><text:span text:style-name="T8">Header rule</text:span></text:p>
                  </text:list-item>
                  <text:list-item>
                    <text:p><text:span text:style-name="T8">Block structure</text:span></text:p>
                  </text:list-item>
                  <text:list-item>
                    <text:p><text:span text:style-name="T8">Function declaration and Definition</text:span></text:p>
                  </text:list-item>
                  <text:list-item>
                    <text:p><text:span text:style-name="T8">Value and reference Parameters</text:span></text:p>
                  </text:list-item>
                  <text:list-item>
                    <text:p><text:span text:style-name="T8">Recursion</text:span></text:p>
                  </text:list-item>
                  <text:list-item>
                    <text:p><text:span text:style-name="T8">Inline function</text:span></text:p>
                  </text:list-item>
                  <text:list-item>
                    <text:p><text:span text:style-name="T8">Preprocessor</text:span></text:p>
                    <text:p><text:span text:style-name="T8">- File inclusion</text:span></text:p>
                    <text:p><text:span text:style-name="T8">- Macro</text:span></text:p>
                    <text:p><text:span text:style-name="T8">- Conditional inclusion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" draw:text-style-name="P7" draw:layer="layout" svg:width="6.985cm" svg:height="1.27cm" svg:x="1.57cm" svg:y="14.31cm">
          <draw:text-box>
            <text:p><text:span text:style-name="T17">Day 2 - Afternoon</text:span></text:p>
          </draw:text-box>
        </draw:frame>
        <draw:frame draw:style-name="gr7" draw:text-style-name="P2" draw:layer="layout" svg:width="18.085cm" svg:height="1.067cm" svg:x="1.559cm" svg:y="3.667cm">
          <draw:text-box>
            <text:p><text:span text:style-name="T5"/></text:p>
            <text:p><text:span text:style-name="T2">Lecture – Control Structures <text:s text:c="43"/>Lecture – Function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7">Day 2 - Morning</text:span></text:p>
          </draw:text-box>
        </draw:frame>
        <draw:frame draw:style-name="gr17" draw:text-style-name="P6" draw:layer="layout" svg:width="9.017cm" svg:height="2.616cm" svg:x="10.653cm" svg:y="17.443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Recursion</text:span></text:p>
                    <text:p><text:span text:style-name="T8">- Implement fibonacci series</text:span></text:p>
                    <text:p><text:span text:style-name="T8">- Implement factorial</text:span></text:p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5cm" svg:y1="15.58cm" svg:x2="19.65cm" svg:y2="15.58cm">
          <text:p/>
        </draw:line>
        <draw:line draw:style-name="gr12" draw:text-style-name="P5" draw:layer="measurelines" svg:x1="1.565cm" svg:y1="2.921cm" svg:x2="19.65cm" svg:y2="2.921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  <draw:frame draw:style-name="gr18" draw:text-style-name="P6" draw:layer="layout" svg:width="9.017cm" svg:height="6.401cm" svg:x="1.566cm" svg:y="17.4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Struct</text:span></text:p>
                    <text:p><text:span text:style-name="T8"><text:s/></text:span><text:span text:style-name="T8">- Structures and functions</text:span></text:p>
                    <text:p><text:span text:style-name="T8">- Array of structure</text:span></text:p>
                    <text:p><text:span text:style-name="T8">- Self referential structure</text:span></text:p>
                    <text:p><text:span text:style-name="T8">- typedef</text:span></text:p>
                    <text:p><text:span text:style-name="T8">- union</text:span></text:p>
                    <text:p><text:span text:style-name="T8">- bit-fields</text:span></text:p>
                  </text:list-item>
                  <text:list-item>
                    <text:p><text:span text:style-name="T8">Array</text:span></text:p>
                  </text:list-item>
                  <text:list-item>
                    <text:p><text:span text:style-name="T8">Pointers</text:span></text:p>
                  </text:list-item>
                  <text:list-item>
                    <text:p><text:span text:style-name="T8">Ampersand operator(&amp;)</text:span></text:p>
                  </text:list-item>
                </text:list>
                <text:p><text:span text:style-name="T8"/></text:p>
              </text:list-item>
            </text:list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19" draw:text-style-name="P6" draw:layer="layout" svg:width="9.017cm" svg:height="5.131cm" svg:x="1.565cm" svg:y="4.7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Standard Input and Output</text:span></text:p>
                  </text:list-item>
                  <text:list-item>
                    <text:p><text:span text:style-name="T8">Buffered i/o</text:span></text:p>
                  </text:list-item>
                  <text:list-item>
                    <text:p><text:span text:style-name="T8">Variable length argument list</text:span></text:p>
                  </text:list-item>
                  <text:list-item>
                    <text:p><text:span text:style-name="T8">File access</text:span></text:p>
                  </text:list-item>
                  <text:list-item>
                    <text:p><text:span text:style-name="T8">Line input and output</text:span></text:p>
                  </text:list-item>
                  <text:list-item>
                    <text:p><text:span text:style-name="T8">Error handling – stderr and exit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9.017cm" svg:height="5.131cm" svg:x="10.637cm" svg:y="4.7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Automatic</text:span></text:p>
                  </text:list-item>
                  <text:list-item>
                    <text:p><text:span text:style-name="T8">Const</text:span></text:p>
                  </text:list-item>
                  <text:list-item>
                    <text:p><text:span text:style-name="T8">Global</text:span></text:p>
                  </text:list-item>
                  <text:list-item>
                    <text:p><text:span text:style-name="T8">Extern</text:span></text:p>
                  </text:list-item>
                  <text:list-item>
                    <text:p><text:span text:style-name="T8">Register</text:span></text:p>
                  </text:list-item>
                  <text:list-item>
                    <text:p><text:span text:style-name="T8">Static</text:span></text:p>
                  </text:list-item>
                  <text:list-item>
                    <text:p><text:span text:style-name="T8">Volatile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8.085cm" svg:height="1.067cm" svg:x="1.569cm" svg:y="3.667cm">
          <draw:text-box>
            <text:p><text:span text:style-name="T5"/></text:p>
            <text:p><text:span text:style-name="T2">Lecture – Input and Output <text:s text:c="42"/>Lecture – Storage class Specifier</text:span></text:p>
          </draw:text-box>
        </draw:frame>
        <draw:frame draw:style-name="gr1" draw:text-style-name="P7" draw:layer="layout" svg:width="6.985cm" svg:height="1.27cm" svg:x="1.553cm" svg:y="1.657cm">
          <draw:text-box>
            <text:p><text:span text:style-name="T17">Day 3 - Morning</text:span></text:p>
          </draw:text-box>
        </draw:frame>
        <draw:frame draw:style-name="gr7" draw:text-style-name="P2" draw:layer="layout" svg:width="18.085cm" svg:height="1.067cm" svg:x="1.559cm" svg:y="16.799cm">
          <draw:text-box>
            <text:p><text:span text:style-name="T5"/></text:p>
            <text:p><text:span text:style-name="T2">Lecture – Misc <text:s text:c="68"/>Lab - <text:s text:c="5"/></text:span></text:p>
          </draw:text-box>
        </draw:frame>
        <draw:frame draw:style-name="gr21" draw:text-style-name="P6" draw:layer="layout" svg:width="9.017cm" svg:height="2.189cm" svg:x="1.559cm" svg:y="17.86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Debugging with gdb</text:span></text:p>
                  </text:list-item>
                  <text:list-item>
                    <text:p><text:span text:style-name="T8">64 bit data i/o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985cm" svg:height="1.27cm" svg:x="1.568cm" svg:y="14.784cm">
          <draw:text-box>
            <text:p><text:span text:style-name="T17">Day 3 - Afternoon</text:span></text:p>
          </draw:text-box>
        </draw:frame>
        <draw:frame draw:style-name="gr22" draw:text-style-name="P6" draw:layer="layout" svg:width="9.017cm" svg:height="4.242cm" svg:x="10.627cm" svg:y="17.86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Build binary with -g option</text:span></text:p>
                    <text:p><text:span text:style-name="T8">set break point on a function</text:span></text:p>
                    <text:p><text:span text:style-name="T8">enter inside function</text:span></text:p>
                    <text:p><text:span text:style-name="T8">print pointer to struct fields</text:span></text:p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5cm" svg:y1="16.054cm" svg:x2="19.65cm" svg:y2="16.054cm">
          <text:p/>
        </draw:line>
        <draw:line draw:style-name="gr12" draw:text-style-name="P5" draw:layer="measurelines" svg:x1="1.559cm" svg:y1="2.93cm" svg:x2="19.644cm" svg:y2="2.93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Nimbus Sans L'" style:font-family-generic="roman" style:font-pitch="variable" fo:font-size="17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 </meta:initial-creator>
    <meta:creation-date>2014-09-01T09:04:27</meta:creation-date>
    <dc:date>2015-07-04T14:05:02</dc:date>
    <dc:creator>sc </dc:creator>
    <meta:editing-duration>PT18H52M59S</meta:editing-duration>
    <meta:editing-cycles>169</meta:editing-cycles>
    <meta:generator>OpenOffice.org/3.1$Unix OpenOffice.org_project/310m19$Build-9420</meta:generator>
    <meta:document-statistic meta:object-count="48"/>
  </office:meta>
</office:document-meta>
</file>